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Text_20_body">
      <style:text-properties style:font-name="Lohit Punjabi" officeooo:rsid="000537ee" officeooo:paragraph-rsid="000537ee"/>
    </style:style>
    <style:style style:name="P2" style:family="paragraph" style:parent-style-name="Text_20_body">
      <style:text-properties officeooo:rsid="00054d7f" officeooo:paragraph-rsid="00054d7f"/>
    </style:style>
    <style:style style:name="P3" style:family="paragraph" style:parent-style-name="Text_20_body">
      <style:text-properties style:text-underline-style="solid" style:text-underline-width="auto" style:text-underline-color="font-color" officeooo:rsid="00071f7c" officeooo:paragraph-rsid="00071f7c"/>
    </style:style>
    <style:style style:name="P4" style:family="paragraph" style:parent-style-name="Text_20_body">
      <style:text-properties officeooo:rsid="0008273a" officeooo:paragraph-rsid="0008273a"/>
    </style:style>
    <style:style style:name="P5" style:family="paragraph" style:parent-style-name="Text_20_body">
      <style:text-properties officeooo:rsid="000925b0" officeooo:paragraph-rsid="000925b0"/>
    </style:style>
    <style:style style:name="P6" style:family="paragraph" style:parent-style-name="Text_20_body">
      <style:text-properties officeooo:rsid="000bcb4e" officeooo:paragraph-rsid="000bcb4e"/>
    </style:style>
    <style:style style:name="P7" style:family="paragraph" style:parent-style-name="Text_20_body">
      <style:text-properties officeooo:rsid="000d8f11" officeooo:paragraph-rsid="000d8f11"/>
    </style:style>
    <style:style style:name="P8" style:family="paragraph" style:parent-style-name="Text_20_body">
      <style:text-properties officeooo:rsid="000d8f11" officeooo:paragraph-rsid="000f700a"/>
    </style:style>
    <style:style style:name="P9" style:family="paragraph" style:parent-style-name="Text_20_body">
      <style:text-properties officeooo:rsid="000deee2" officeooo:paragraph-rsid="000deee2"/>
    </style:style>
    <style:style style:name="P10" style:family="paragraph" style:parent-style-name="Heading_20_3">
      <style:text-properties officeooo:rsid="00054d7f" officeooo:paragraph-rsid="00054d7f"/>
    </style:style>
    <style:style style:name="T1" style:family="text">
      <style:text-properties style:font-name="Lohit Punjabi"/>
    </style:style>
    <style:style style:name="T2" style:family="text">
      <style:text-properties style:font-name="Lohit Punjabi" fo:font-size="14.1000003814697pt" fo:font-weight="bold" style:font-name-asian="Noto Sans CJK JP Regular" style:font-size-asian="14.1000003814697pt" style:font-weight-asian="bold" style:font-name-complex="FreeSans" style:font-size-complex="14.1000003814697pt" style:font-weight-complex="bold"/>
    </style:style>
    <style:style style:name="T3" style:family="text">
      <style:text-properties officeooo:rsid="00041dbf"/>
    </style:style>
    <style:style style:name="T4" style:family="text">
      <style:text-properties fo:color="#c9211e"/>
    </style:style>
    <style:style style:name="T5" style:family="text">
      <style:text-properties officeooo:rsid="00098f5d"/>
    </style:style>
    <style:style style:name="T6" style:family="text">
      <style:text-properties officeooo:rsid="000f70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Registar</text:span> <text:span text:style-name="T2">componentes:</text:span></text:h>
      <text:p text:style-name="Text_20_body">Em “script” colocar: </text:p>
      <text:p text:style-name="Text_20_body">import NOME_DO_COMPONENTE from “PATH_TO_COMPONENT.vue”</text:p>
      <text:p text:style-name="Text_20_body">Depois, em “<text:span text:style-name="T3">export default {...}”</text:span></text:p>
      <text:p text:style-name="Text_20_body">components: {</text:p>
      <text:p text:style-name="Text_20_body"><text:tab/>NOME_DO_COMPONENTE <text:s text:c="7"/><text:span text:style-name="T4">este deverá ser igual ao valor importado</text:span></text:p>
      <text:p text:style-name="Text_20_body">}</text:p>
      <text:p text:style-name="P1">E, finalmente, no “template”:</text:p>
      <text:p text:style-name="P1">&lt;NOME_DO_COMPONENTE /&gt; <text:s text:c="9"/><text:span text:style-name="T4">este deverá ser, de novo, igual ao importado</text:span></text:p>
      <text:h text:style-name="P10" text:outline-level="3"/>
      <text:p text:style-name="P3">Notas: nestes três locais o nome tem de ser sempre igual!</text:p>
      <text:h text:style-name="P10" text:outline-level="3"/>
      <text:h text:style-name="P10" text:outline-level="3">Propriedades dos componentes</text:h>
      <text:p text:style-name="P2">Definidos em “export default{...}”</text:p>
      <text:p text:style-name="P2">props: {</text:p>
      <text:p text:style-name="P2"><text:tab/>propriedade: tipologia <text:s text:c="21"/><text:span text:style-name="T4">propriedade é o nome do props e tipologia <text:tab/><text:tab/><text:tab/><text:tab/><text:tab/><text:tab/><text:tab/>define o tipo de valor (String, ...)</text:span></text:p>
      <text:p text:style-name="P2">}</text:p>
      <text:p text:style-name="P2">Serão chamados da seguinte forma:</text:p>
      <text:p text:style-name="P2">&lt;NOME_DO_COMPONENTE propriedade=”valor_da_propriedade” /&gt;</text:p>
      <text:p text:style-name="P4">As directivas v-bind e v-for e tal e coiso têm em conta as “props”</text:p>
      <text:p text:style-name="P4"/>
      <text:h text:style-name="Heading_20_1" text:outline-level="1"><text:soft-page-break/>Events</text:h>
      <text:p text:style-name="P5">Quando se emite um evento é necessário emiti-lo pela sequência de componentes <text:span text:style-name="T5">até à principal.</text:span></text:p>
      <text:p text:style-name="P6">v-on:click=”$emit(‘MyOwnEvent’)”</text:p>
      <text:p text:style-name="P7">No componente acima e no elemento do item, cria-se um eventListener para o evento “MyOwnEvent”.</text:p>
      <text:p text:style-name="P7"><text:span text:style-name="T6">v</text:span>-on:MyOwnEvent=(…)</text:p>
      <text:p text:style-name="P9">E enquanto não chegarmos ao componente dos dados continuamos a emitir eventos (mesmo nome ou diferente – este será sempre um evento criado de novo)</text:p>
      <text:p text:style-name="P8"><text:span text:style-name="T6">v</text:span>-on:MyOwnEvent=”<text:span text:style-name="T6">$emit</text:span>(‘<text:span text:style-name="T6">MyOtherEvent</text:span>’)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ohit Punjabi" fo:font-family="'Lohit Punjabi'" style:font-pitch="variable" fo:font-size="11pt" officeooo:rsid="000266d5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16:58.034532421</meta:creation-date>
    <dc:date>2019-02-20T19:36:42.191110689</dc:date>
    <meta:editing-duration>PT2H19M19S</meta:editing-duration>
    <meta:editing-cycles>14</meta:editing-cycles>
    <meta:generator>LibreOffice/6.2.0.3$Linux_X86_64 LibreOffice_project/7214efd935fe89a596a09a8da3a4bcd40563e275</meta:generator>
    <meta:document-statistic meta:table-count="0" meta:image-count="0" meta:object-count="0" meta:page-count="2" meta:paragraph-count="25" meta:word-count="157" meta:character-count="1161" meta:non-whitespace-character-count="981"/>
  </office:meta>
</office:document-meta>
</file>